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  <style:font-face style:name="Serif" svg:font-family="Serif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6.966cm" fo:min-width="16.9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983b0" draw:opacity="100%" draw:textarea-horizontal-align="justify" draw:textarea-vertical-align="middle" draw:auto-grow-height="false" fo:min-height="3.64cm" fo:min-width="3.214cm" fo:padding-top="0.165cm" fo:padding-bottom="0.165cm" fo:padding-left="0.29cm" fo:padding-right="0.29cm" fo:wrap-option="wrap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0000" draw:opacity="50%" draw:textarea-horizontal-align="justify" draw:textarea-vertical-align="middle" draw:auto-grow-height="false" fo:min-height="2.5cm" fo:min-width="2.072cm" fo:padding-top="0.165cm" fo:padding-bottom="0.165cm" fo:padding-left="0.29cm" fo:padding-right="0.29cm" fo:wrap-option="wrap"/>
    </style:style>
    <style:style style:name="gr4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5.065cm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47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Serif" fo:font-size="15pt" style:font-size-asian="15pt" style:font-size-complex="15pt"/>
    </style:style>
    <style:style style:name="P2" style:family="paragraph">
      <loext:graphic-properties draw:fill-color="#ffffff" draw:opacity="100%"/>
      <style:paragraph-properties fo:text-align="center" style:writing-mode="lr-tb"/>
      <style:text-properties style:font-name="Serif" fo:font-size="15pt" style:font-size-asian="15pt" style:font-size-complex="15pt"/>
    </style:style>
    <style:style style:name="P3" style:family="paragraph">
      <loext:graphic-properties draw:fill-color="#5983b0" draw:opacity="100%"/>
      <style:paragraph-properties fo:text-align="center" style:writing-mode="lr-tb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erif"/>
    </style:style>
    <style:style style:name="P7" style:family="paragraph">
      <loext:graphic-properties draw:fill="none" draw:fill-color="#ffffff"/>
      <style:paragraph-properties style:writing-mode="lr-tb"/>
      <style:text-properties style:font-name="Serif"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15pt" style:font-size-asian="15pt" style:font-size-complex="15pt"/>
    </style:style>
    <style:style style:name="T1" style:family="text">
      <style:text-properties style:font-name="Seri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5cm" svg:height="7.25cm" svg:x="2.25cm" svg:y="9.5cm">
          <text:p text:style-name="P1"><text:span text:style-name="T1">Commits that contribute code to the pro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5.5cm" svg:x="9.25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75cm" svg:height="4cm" svg:x="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25cm" svg:y1="13.25cm" svg:x2="13cm" svg:y2="13.25cm">
          <text:p/>
        </draw:line>
        <draw:frame draw:style-name="gr5" draw:text-style-name="P7" draw:layer="layout" svg:width="5.565cm" svg:height="2.707cm" svg:x="14.685cm" svg:y="12.293cm">
          <draw:text-box>
            <text:p text:style-name="P6"><text:span text:style-name="T1">Commits that </text:span></text:p>
            <text:p text:style-name="P6"><text:span text:style-name="T1">interact with </text:span></text:p>
            <text:p text:style-name="P6"><text:span text:style-name="T1">features </text:span></text:p>
            <text:p text:style-name="P6"><text:span text:style-name="T1">through dataflow</text:span></text:p>
          </draw:text-box>
        </draw:frame>
        <draw:line draw:style-name="gr6" draw:text-style-name="P5" draw:layer="layout" svg:x1="8cm" svg:y1="13.25cm" svg:x2="10.25cm" svg:y2="13.25cm">
          <text:p/>
        </draw:line>
        <draw:frame draw:style-name="gr7" draw:text-style-name="P7" draw:layer="layout" svg:width="5.929cm" svg:height="2.093cm" svg:x="2.25cm" svg:y="12.25cm">
          <draw:text-box>
            <text:p text:style-name="P8"><text:span text:style-name="T1">Commits that </text:span></text:p>
            <text:p text:style-name="P8"><text:span text:style-name="T1">structurally interact</text:span></text:p>
            <text:p text:style-name="P8"><text:span text:style-name="T1"><text:s/></text:span><text:span text:style-name="T1">with feature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Serif" svg:font-family="'Sans Serif'" style:font-family-generic="swiss"/>
    <style:font-face style:name="Serif" svg:font-family="Serif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13:35:16.351980810</meta:creation-date>
    <dc:date>2023-06-15T12:38:10.424861556</dc:date>
    <meta:editing-duration>PT4H1M42S</meta:editing-duration>
    <meta:editing-cycles>7</meta:editing-cycles>
    <meta:generator>LibreOffice/7.3.7.2$Linux_X86_64 LibreOffice_project/30$Build-2</meta:generator>
    <meta:document-statistic meta:object-count="7"/>
  </office:meta>
</office:document-meta>
</file>